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5F0000031CE7AD990604096C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00ccff" style:font-name="Cambria" fo:font-size="13pt" officeooo:rsid="000a1b8e" officeooo:paragraph-rsid="0001fcb3" style:font-size-asian="13pt" style:font-size-complex="13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00ccff" style:font-name="Cambria" fo:font-size="13pt" fo:font-weight="normal" officeooo:rsid="0001fcb3" officeooo:paragraph-rsid="0001fcb3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00ccff" style:font-name="Cambria" fo:font-size="13pt" fo:font-weight="normal" officeooo:rsid="0001fcb3" officeooo:paragraph-rsid="0001fcb3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name-complex="Arial2" style:font-weight-complex="bold"/>
    </style:style>
    <style:style style:name="T2" style:family="text">
      <style:text-properties fo:font-weight="bold" officeooo:rsid="0001fcb3" style:font-weight-asian="bold" style:font-name-complex="Arial2" style:font-weight-complex="bold"/>
    </style:style>
    <style:style style:name="T3" style:family="text">
      <style:text-properties style:font-name-complex="Arial2"/>
    </style:style>
    <style:style style:name="T4" style:family="text">
      <style:text-properties officeooo:rsid="0001fcb3" style:font-name-complex="Arial2"/>
    </style:style>
    <style:style style:name="T5" style:family="text">
      <style:text-properties fo:color="#800000" style:font-name-complex="Arial2"/>
    </style:style>
    <style:style style:name="T6" style:family="text">
      <style:text-properties fo:color="#000000" style:font-name-complex="Arial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ppendix: </text:span><text:span text:style-name="T2">C</text:span></text:p>
      <text:p text:style-name="P2"><text:span text:style-name="T6">Emails between mentor</text:span></text:p>
      <text:p text:style-name="P3"><draw:frame draw:style-name="fr1" draw:name="Image1" text:anchor-type="paragraph" svg:width="6.9252in" svg:height="3.3791in" draw:z-index="0"><draw:image xlink:href="Pictures/100002010000065F0000031CE7AD990604096C9D.png" xlink:type="simple" xlink:show="embed" xlink:actuate="onLoad"/></draw:frame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8:42:25.845000000</meta:creation-date>
    <dc:date>2019-01-08T08:43:20.059000000</dc:date>
    <meta:editing-duration>PT54S</meta:editing-duration>
    <meta:editing-cycles>1</meta:editing-cycles>
    <meta:document-statistic meta:table-count="0" meta:image-count="1" meta:object-count="0" meta:page-count="1" meta:paragraph-count="3" meta:word-count="5" meta:character-count="33" meta:non-whitespace-character-count="29"/>
    <meta:generator>LibreOffice/5.2.1.2$Windows_X86_64 LibreOffice_project/31dd62db80d4e60af04904455ec9c9219178d620</meta:generator>
  </office:meta>
</office:document-meta>
</file>